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4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29550">
            <text:p>295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2094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30500">
            <text:p>305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8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34840">
            <text:p>3484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1397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36400">
            <text:p>36400</text:p>
          </table:table-cell>
          <table:table-cell table:style-name="ACE-0" office:value-type="float" office:value="780">
            <text:p>780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3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37130">
            <text:p>3713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5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38780">
            <text:p>3878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8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40860">
            <text:p>4086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5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42200">
            <text:p>422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4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45360">
            <text:p>4536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 table:number-rows-repeated="42">
          <table:table-cell table:number-columns-repeated="14" table:style-name="ACE-0"/>
          <table:table-cell table:style-name="ACE-3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">
          <gnm:selection gnm:start-col="0" gnm:start-row="1" gnm:end-col="15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3T07:13:2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